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EB Garamond" svg:font-family="'EB Garamond'" style:font-adornments="Bold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51cm" fo:margin-left="0.002cm" fo:margin-top="0cm" fo:margin-bottom="0cm" table:align="left" style:writing-mode="page"/>
    </style:style>
    <style:style style:name="Table1.A" style:family="table-column">
      <style:table-column-properties style:column-width="5.502cm"/>
    </style:style>
    <style:style style:name="Table1.B" style:family="table-column">
      <style:table-column-properties style:column-width="11.007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e293b" fo:padding-left="0.318cm" fo:padding-right="0.318cm" fo:padding-top="0.176cm" fo:padding-bottom="0.176cm" fo:border="0.1pt solid #cccccc">
        <style:background-image/>
      </style:table-cell-properties>
    </style:style>
    <style:style style:name="Table1.A2" style:family="table-cell">
      <style:table-cell-properties fo:padding-left="0.318cm" fo:padding-right="0.318cm" fo:padding-top="0.176cm" fo:padding-bottom="0.176cm" fo:border="0.1pt solid #cccccc"/>
    </style:style>
    <style:style style:name="Table1.B2" style:family="table-cell">
      <style:table-cell-properties fo:padding-left="0.318cm" fo:padding-right="0.318cm" fo:padding-top="0.176cm" fo:padding-bottom="0.176cm" fo:border="0.1pt solid #cccccc"/>
    </style:style>
    <style:style style:name="Table1.A3" style:family="table-cell">
      <style:table-cell-properties fo:padding-left="0.318cm" fo:padding-right="0.318cm" fo:padding-top="0.176cm" fo:padding-bottom="0.176cm" fo:border="0.1pt solid #cccccc"/>
    </style:style>
    <style:style style:name="Table1.B3" style:family="table-cell">
      <style:table-cell-properties fo:padding-left="0.318cm" fo:padding-right="0.318cm" fo:padding-top="0.176cm" fo:padding-bottom="0.176cm" fo:border="0.1pt solid #cccccc"/>
    </style:style>
    <style:style style:name="Table1.A4" style:family="table-cell">
      <style:table-cell-properties fo:padding-left="0.318cm" fo:padding-right="0.318cm" fo:padding-top="0.176cm" fo:padding-bottom="0.176cm" fo:border="0.1pt solid #cccccc"/>
    </style:style>
    <style:style style:name="Table1.B4" style:family="table-cell">
      <style:table-cell-properties fo:padding-left="0.318cm" fo:padding-right="0.318cm" fo:padding-top="0.176cm" fo:padding-bottom="0.176cm" fo:border="0.1pt solid #cccccc"/>
    </style:style>
    <style:style style:name="Table1.A5" style:family="table-cell">
      <style:table-cell-properties fo:padding-left="0.318cm" fo:padding-right="0.318cm" fo:padding-top="0.176cm" fo:padding-bottom="0.176cm" fo:border="0.1pt solid #cccccc"/>
    </style:style>
    <style:style style:name="Table1.B5" style:family="table-cell">
      <style:table-cell-properties fo:padding-left="0.318cm" fo:padding-right="0.318cm" fo:padding-top="0.176cm" fo:padding-bottom="0.176cm" fo:border="0.1pt solid #cccccc"/>
    </style:style>
    <style:style style:name="Table2" style:family="table">
      <style:table-properties style:width="16.51cm" fo:margin-left="0.002cm" fo:margin-top="0cm" fo:margin-bottom="0cm" table:align="left" style:writing-mode="page"/>
    </style:style>
    <style:style style:name="Table2.A" style:family="table-column">
      <style:table-column-properties style:column-width="5.502cm"/>
    </style:style>
    <style:style style:name="Table2.B" style:family="table-column">
      <style:table-column-properties style:column-width="11.00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e293b" fo:padding-left="0.318cm" fo:padding-right="0.318cm" fo:padding-top="0.176cm" fo:padding-bottom="0.176cm" fo:border="0.1pt solid #cccccc">
        <style:background-image/>
      </style:table-cell-properties>
    </style:style>
    <style:style style:name="Table2.A2" style:family="table-cell">
      <style:table-cell-properties fo:padding-left="0.318cm" fo:padding-right="0.318cm" fo:padding-top="0.176cm" fo:padding-bottom="0.176cm" fo:border="0.1pt solid #cccccc"/>
    </style:style>
    <style:style style:name="Table2.B2" style:family="table-cell">
      <style:table-cell-properties fo:padding-left="0.318cm" fo:padding-right="0.318cm" fo:padding-top="0.176cm" fo:padding-bottom="0.176cm" fo:border="0.1pt solid #cccccc"/>
    </style:style>
    <style:style style:name="Table2.A3" style:family="table-cell">
      <style:table-cell-properties fo:padding-left="0.318cm" fo:padding-right="0.318cm" fo:padding-top="0.176cm" fo:padding-bottom="0.176cm" fo:border="0.1pt solid #cccccc"/>
    </style:style>
    <style:style style:name="Table2.B3" style:family="table-cell">
      <style:table-cell-properties fo:padding-left="0.318cm" fo:padding-right="0.318cm" fo:padding-top="0.176cm" fo:padding-bottom="0.176cm" fo:border="0.1pt solid #cccccc"/>
    </style:style>
    <style:style style:name="Table2.A4" style:family="table-cell">
      <style:table-cell-properties fo:padding-left="0.318cm" fo:padding-right="0.318cm" fo:padding-top="0.176cm" fo:padding-bottom="0.176cm" fo:border="0.1pt solid #cccccc"/>
    </style:style>
    <style:style style:name="Table2.B4" style:family="table-cell">
      <style:table-cell-properties fo:padding-left="0.318cm" fo:padding-right="0.318cm" fo:padding-top="0.176cm" fo:padding-bottom="0.176cm" fo:border="0.1pt solid #cccccc"/>
    </style:style>
    <style:style style:name="Table2.A5" style:family="table-cell">
      <style:table-cell-properties fo:padding-left="0.318cm" fo:padding-right="0.318cm" fo:padding-top="0.176cm" fo:padding-bottom="0.176cm" fo:border="0.1pt solid #cccccc"/>
    </style:style>
    <style:style style:name="Table2.B5" style:family="table-cell">
      <style:table-cell-properties fo:padding-left="0.318cm" fo:padding-right="0.318cm" fo:padding-top="0.176cm" fo:padding-bottom="0.176cm" fo:border="0.1pt solid #cccccc"/>
    </style:style>
    <style:style style:name="Table2.A6" style:family="table-cell">
      <style:table-cell-properties fo:padding-left="0.318cm" fo:padding-right="0.318cm" fo:padding-top="0.176cm" fo:padding-bottom="0.176cm" fo:border="0.1pt solid #cccccc"/>
    </style:style>
    <style:style style:name="Table2.B6" style:family="table-cell">
      <style:table-cell-properties fo:padding-left="0.318cm" fo:padding-right="0.318cm" fo:padding-top="0.176cm" fo:padding-bottom="0.176cm" fo:border="0.1pt solid #cccccc"/>
    </style:style>
    <style:style style:name="Table2.A7" style:family="table-cell">
      <style:table-cell-properties fo:padding-left="0.318cm" fo:padding-right="0.318cm" fo:padding-top="0.176cm" fo:padding-bottom="0.176cm" fo:border="0.1pt solid #cccccc"/>
    </style:style>
    <style:style style:name="Table2.B7" style:family="table-cell">
      <style:table-cell-properties fo:padding-left="0.318cm" fo:padding-right="0.318cm" fo:padding-top="0.176cm" fo:padding-bottom="0.176cm" fo:border="0.1pt solid #cccccc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706cm" style:contextual-spacing="false" fo:text-align="center" style:justify-single-word="false"/>
    </style:style>
    <style:style style:name="P3" style:family="paragraph" style:parent-style-name="Standard">
      <style:paragraph-properties fo:margin-top="0cm" fo:margin-bottom="0.353cm" style:contextual-spacing="false"/>
    </style:style>
    <style:style style:name="P4" style:family="paragraph" style:parent-style-name="Standard">
      <style:paragraph-properties fo:margin-top="0cm" fo:margin-bottom="0.529cm" style:contextual-spacing="false"/>
    </style:style>
    <style:style style:name="P5" style:family="paragraph" style:parent-style-name="List_20_Paragraph" style:list-style-name="WWNum2"/>
    <style:style style:name="P6" style:family="paragraph" style:parent-style-name="List_20_Paragraph" style:list-style-name="WWNum2">
      <style:paragraph-properties fo:margin-top="0cm" fo:margin-bottom="0.353cm" style:contextual-spacing="false"/>
    </style:style>
    <style:style style:name="P7" style:family="paragraph" style:parent-style-name="List_20_Paragraph" style:list-style-name="WWNum2">
      <style:paragraph-properties fo:margin-top="0cm" fo:margin-bottom="0.529cm" style:contextual-spacing="false"/>
    </style:style>
    <style:style style:name="P8" style:family="paragraph" style:parent-style-name="Standard">
      <style:paragraph-properties fo:margin-top="0cm" fo:margin-bottom="0.176cm" style:contextual-spacing="false"/>
    </style:style>
    <style:style style:name="P9" style:family="paragraph" style:parent-style-name="Code_20_Block">
      <style:paragraph-properties fo:margin-top="0.176cm" fo:margin-bottom="0.529cm" style:contextual-spacing="false"/>
    </style:style>
    <style:style style:name="P10" style:family="paragraph" style:parent-style-name="List_20_Paragraph" style:list-style-name="WWNum3"/>
    <style:style style:name="P11" style:family="paragraph" style:parent-style-name="List_20_Paragraph" style:list-style-name="WWNum3">
      <style:paragraph-properties fo:margin-top="0cm" fo:margin-bottom="0.353cm" style:contextual-spacing="false"/>
    </style:style>
    <style:style style:name="P12" style:family="paragraph" style:parent-style-name="Code_20_Block">
      <style:paragraph-properties fo:margin-top="0.176cm" fo:margin-bottom="0.353cm" style:contextual-spacing="false"/>
    </style:style>
    <style:style style:name="T1" style:family="text">
      <style:text-properties fo:color="#64748b" loext:opacity="100%" fo:font-size="14pt" style:font-size-asian="14pt" style:font-size-complex="14pt"/>
    </style:style>
    <style:style style:name="T2" style:family="text">
      <style:text-properties fo:color="#94a3b8" loext:opacity="100%" fo:font-size="11pt" fo:font-style="italic" style:font-size-asian="11pt" style:font-style-asian="italic" style:font-size-complex="11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 loext:opacity="100%" fo:font-weight="bold" style:font-weight-asian="bold" style:font-weight-complex="bold"/>
    </style:style>
    <style:style style:name="T5" style:family="text">
      <style:text-properties fo:color="#059669" loext:opacity="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ção Técnica</text:p>
      <text:p text:style-name="P1"><text:span text:style-name="T1">Landing Page - Mostra Internacional de Cinema SP</text:span></text:p>
      <text:p text:style-name="P2"><text:span text:style-name="T2">Versão 1.0 | Outubro 2025</text:span></text:p>
      <text:h text:style-name="Heading_20_1" text:outline-level="1">1. VISÃO GERAL DO PROJETO</text:h>
      <text:h text:style-name="Heading_20_2" text:outline-level="2">1.1 Objetivo</text:h>
      <text:p text:style-name="P3">Landing page responsiva (mobile-first) que centraliza informações da Mostra Internacional de Cinema de São Paulo, oferecendo busca e filtragem inteligentes dos filmes em cartaz.</text:p>
      <text:h text:style-name="Heading_20_2" text:outline-level="2">1.2 Problema Resolvido</text:h>
      <text:p text:style-name="P4">O site oficial divulga programação de forma fragmentada (apenas 4 dias) e sem ferramentas de pesquisa/filtro eficientes. Esta aplicação agrega dados e adiciona usabilidade.</text:p>
      <text:h text:style-name="Heading_20_1" text:outline-level="1">2. ARQUITETURA TÉCNICA</text:h>
      <text:h text:style-name="Heading_20_2" text:outline-level="2">2.1 Tech Stack</text:h>
      <text:h text:style-name="Heading_20_3" text:outline-level="3">Frontend:</text:h>
      <text:list text:style-name="WWNum2">
        <text:list-item text:start-value="1">
          <text:p text:style-name="P5"><text:span text:style-name="T3">Vite </text:span>5.x (build tool moderno, dev server rápido)</text:p>
        </text:list-item>
        <text:list-item>
          <text:p text:style-name="P5"><text:span text:style-name="T3">Vanilla JavaScript </text:span>(ES6+, sem frameworks)</text:p>
        </text:list-item>
        <text:list-item>
          <text:p text:style-name="P5"><text:span text:style-name="T3">Tailwind CSS </text:span>3.x (utility-first CSS)</text:p>
        </text:list-item>
        <text:list-item>
          <text:p text:style-name="P6"><text:span text:style-name="T3">Google Fonts </text:span>(Sora font family)</text:p>
        </text:list-item>
      </text:list>
      <text:h text:style-name="Heading_20_3" text:outline-level="3">Backend:</text:h>
      <text:list text:continue-numbering="true" text:style-name="WWNum2">
        <text:list-item>
          <text:p text:style-name="P5"><text:span text:style-name="T3">Firebase Hosting </text:span>(hospedagem estática)</text:p>
        </text:list-item>
        <text:list-item>
          <text:p text:style-name="P5"><text:span text:style-name="T3">Cloud Functions </text:span>(Node.js 20, scraping serverless)</text:p>
        </text:list-item>
        <text:list-item>
          <text:p text:style-name="P5"><text:span text:style-name="T3">Firestore </text:span>(database NoSQL real-time)</text:p>
        </text:list-item>
        <text:list-item>
          <text:p text:style-name="P6"><text:span text:style-name="T3">Cloud Scheduler </text:span>(cron jobs automáticos)</text:p>
        </text:list-item>
      </text:list>
      <text:h text:style-name="Heading_20_3" text:outline-level="3">APIs Externas:</text:h>
      <text:list text:continue-numbering="true" text:style-name="WWNum2">
        <text:list-item>
          <text:p text:style-name="P5"><text:span text:style-name="T3">TMDB API </text:span>(The Movie Database - ratings gratuitos)</text:p>
        </text:list-item>
        <text:list-item>
          <text:p text:style-name="P7"><text:span text:style-name="T3">mostra.org </text:span>(scraping via Cheerio/Puppeteer)</text:p>
        </text:list-item>
      </text:list>
      <text:h text:style-name="Heading_20_2" text:outline-level="2">2.2 Estrutura de Dados (Firestore)</text:h>
      <text:p text:style-name="Standard"><text:span text:style-name="T3">Collection: </text:span>filmes</text:p>
      <text:p text:style-name="P8"><text:span text:style-name="T3">Estrutura do documento:</text:span></text:p>
      <text:p text:style-name="Code_20_Block">{</text:p>
      <text:p text:style-name="Code_20_Block"><text:s text:c="2"/>id: "auto-generated-id",</text:p>
      <text:p text:style-name="Code_20_Block"><text:s text:c="2"/>titulo: "Anatomia de uma Queda",</text:p>
      <text:p text:style-name="Code_20_Block"><text:s text:c="2"/>diretor: "Justine Triet",</text:p>
      <text:p text:style-name="Code_20_Block"><text:s text:c="2"/>sinopse: "Uma mulher é suspeita...",</text:p>
      <text:p text:style-name="Code_20_Block"><text:s text:c="2"/>pais: "França",</text:p>
      <text:p text:style-name="Code_20_Block"><text:s text:c="2"/>duracao: 152,</text:p>
      <text:p text:style-name="Code_20_Block"><text:soft-page-break/><text:s text:c="2"/>nota: 7.8,</text:p>
      <text:p text:style-name="Code_20_Block"><text:s text:c="2"/>sessoes: [</text:p>
      <text:p text:style-name="Code_20_Block"><text:s text:c="4"/>{ sala: "Sala 1", data: "2025-10-20", horario: "19:00" }</text:p>
      <text:p text:style-name="Code_20_Block"><text:s text:c="2"/>]</text:p>
      <text:p text:style-name="P9">}</text:p>
      <text:h text:style-name="Heading_20_1" text:outline-level="1">3. DESIGN E UX</text:h>
      <text:h text:style-name="Heading_20_2" text:outline-level="2">3.1 Paleta de Cores</text:h>
      <text:p text:style-name="P8"><text:span text:style-name="T3">Tema Escuro Semi-Frio com Toques Neon-Pastel</text:span>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"><text:span text:style-name="T4">Variável CSS</text:span></text:p>
            </table:table-cell>
            <table:table-cell table:style-name="Table1.A1" office:value-type="string">
              <text:p text:style-name="P1"><text:span text:style-name="T4">Valor / Descrição</text:span>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Standard">--bg-primary</text:p>
          </table:table-cell>
          <table:table-cell table:style-name="Table1.B2" office:value-type="string">
            <text:p text:style-name="Standard">#0f1419 (quase preto azulado)</text:p>
          </table:table-cell>
        </table:table-row>
        <table:table-row table:style-name="Table1.1">
          <table:table-cell table:style-name="Table1.A3" office:value-type="string">
            <text:p text:style-name="Standard">--accent-blue</text:p>
          </table:table-cell>
          <table:table-cell table:style-name="Table1.B3" office:value-type="string">
            <text:p text:style-name="Standard">#7dd3fc (azul pastel-neon)</text:p>
          </table:table-cell>
        </table:table-row>
        <table:table-row table:style-name="Table1.1">
          <table:table-cell table:style-name="Table1.A4" office:value-type="string">
            <text:p text:style-name="Standard">--accent-pink</text:p>
          </table:table-cell>
          <table:table-cell table:style-name="Table1.B4" office:value-type="string">
            <text:p text:style-name="Standard">#f9a8d4 (rosa pastel)</text:p>
          </table:table-cell>
        </table:table-row>
        <table:table-row table:style-name="Table1.1">
          <table:table-cell table:style-name="Table1.A5" office:value-type="string">
            <text:p text:style-name="Standard">--text-primary</text:p>
          </table:table-cell>
          <table:table-cell table:style-name="Table1.B5" office:value-type="string">
            <text:p text:style-name="Standard">#e2e8f0 (branco suave)</text:p>
          </table:table-cell>
        </table:table-row>
      </table:table>
      <text:p text:style-name="P4"/>
      <text:h text:style-name="Heading_20_2" text:outline-level="2">3.2 Layout Responsivo</text:h>
      <text:h text:style-name="Heading_20_3" text:outline-level="3">Mobile (&lt; 768px):</text:h>
      <text:list text:continue-numbering="true" text:style-name="WWNum2">
        <text:list-item>
          <text:p text:style-name="P5">1 coluna de cards</text:p>
        </text:list-item>
        <text:list-item>
          <text:p text:style-name="P5">Header colapsado (título menor)</text:p>
        </text:list-item>
        <text:list-item>
          <text:p text:style-name="P6">Filtros em modal/drawer</text:p>
        </text:list-item>
      </text:list>
      <text:h text:style-name="Heading_20_3" text:outline-level="3">Desktop (&gt; 1024px):</text:h>
      <text:list text:continue-numbering="true" text:style-name="WWNum2">
        <text:list-item>
          <text:p text:style-name="P5">3 colunas de cards</text:p>
        </text:list-item>
        <text:list-item>
          <text:p text:style-name="P7">Layout completo expandido</text:p>
        </text:list-item>
      </text:list>
      <text:h text:style-name="Heading_20_1" text:outline-level="1">4. FUNCIONALIDADES DETALHADAS</text:h>
      <text:h text:style-name="Heading_20_2" text:outline-level="2">4.1 Busca Inteligente</text:h>
      <text:p text:style-name="P8"><text:span text:style-name="T3">Features:</text:span></text:p>
      <text:list text:continue-numbering="true" text:style-name="WWNum2">
        <text:list-item>
          <text:p text:style-name="P5">Busca em tempo real (debounce 300ms)</text:p>
        </text:list-item>
        <text:list-item>
          <text:p text:style-name="P5">Sugestões com preview (título + diretor)</text:p>
        </text:list-item>
        <text:list-item>
          <text:p text:style-name="P5">Fuzzy match (tolerância a erros de digitação)</text:p>
        </text:list-item>
        <text:list-item>
          <text:p text:style-name="P7">Navegação por teclado (↑↓ + Enter)</text:p>
        </text:list-item>
      </text:list>
      <text:h text:style-name="Heading_20_2" text:outline-level="2">4.2 Sistema de Filtros</text:h>
      <text:p text:style-name="P8"><text:span text:style-name="T3">Categorias disponíveis:</text:span>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1"><text:span text:style-name="T4">Categoria</text:span></text:p>
            </table:table-cell>
            <table:table-cell table:style-name="Table2.A1" office:value-type="string">
              <text:p text:style-name="P1"><text:span text:style-name="T4">Opções</text:span>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Diretor</text:p>
          </table:table-cell>
          <table:table-cell table:style-name="Table2.B2" office:value-type="string">
            <text:p text:style-name="Standard">Todos os diretores únicos (alfabético)</text:p>
          </table:table-cell>
        </table:table-row>
        <text:soft-page-break/>
        <table:table-row table:style-name="Table2.1">
          <table:table-cell table:style-name="Table2.A3" office:value-type="string">
            <text:p text:style-name="Standard">Sala</text:p>
          </table:table-cell>
          <table:table-cell table:style-name="Table2.B3" office:value-type="string">
            <text:p text:style-name="Standard">Lista de salas disponíveis</text:p>
          </table:table-cell>
        </table:table-row>
        <table:table-row table:style-name="Table2.1">
          <table:table-cell table:style-name="Table2.A4" office:value-type="string">
            <text:p text:style-name="Standard">País</text:p>
          </table:table-cell>
          <table:table-cell table:style-name="Table2.B4" office:value-type="string">
            <text:p text:style-name="Standard">Países de origem (alfabético)</text:p>
          </table:table-cell>
        </table:table-row>
        <table:table-row table:style-name="Table2.1">
          <table:table-cell table:style-name="Table2.A5" office:value-type="string">
            <text:p text:style-name="Standard">Duração</text:p>
          </table:table-cell>
          <table:table-cell table:style-name="Table2.B5" office:value-type="string">
            <text:p text:style-name="Standard">&lt; 90 min, 90-120 min, 120-150 min, &gt; 150 min</text:p>
          </table:table-cell>
        </table:table-row>
        <table:table-row table:style-name="Table2.1">
          <table:table-cell table:style-name="Table2.A6" office:value-type="string">
            <text:p text:style-name="Standard">Horário</text:p>
          </table:table-cell>
          <table:table-cell table:style-name="Table2.B6" office:value-type="string">
            <text:p text:style-name="Standard">Manhã, Tarde, Noite, Madrugada</text:p>
          </table:table-cell>
        </table:table-row>
        <table:table-row table:style-name="Table2.1">
          <table:table-cell table:style-name="Table2.A7" office:value-type="string">
            <text:p text:style-name="Standard">Nota</text:p>
          </table:table-cell>
          <table:table-cell table:style-name="Table2.B7" office:value-type="string">
            <text:p text:style-name="Standard">Faixas de 9-10, 7-8.9, 5-6.9, 3-4.9, &lt; 3</text:p>
          </table:table-cell>
        </table:table-row>
      </table:table>
      <text:p text:style-name="P3"/>
      <text:p text:style-name="Standard"><text:span text:style-name="T3">Lógica de aplicação:</text:span></text:p>
      <text:list xml:id="list151717905938530" text:continue-numbering="true" text:style-name="WWNum2">
        <text:list-item>
          <text:p text:style-name="P5">Multi-seleção (checkboxes dentro de cada dropdown)</text:p>
        </text:list-item>
        <text:list-item>
          <text:p text:style-name="P5">AND logic entre categorias</text:p>
        </text:list-item>
        <text:list-item>
          <text:p text:style-name="P7">OR logic dentro da mesma categoria</text:p>
        </text:list-item>
      </text:list>
      <text:h text:style-name="Heading_20_1" text:outline-level="1">5. ROADMAP DE DESENVOLVIMENTO</text:h>
      <text:h text:style-name="Heading_20_2" text:outline-level="2">FASE 1: Setup e Fundação (2 dias)</text:h>
      <text:list text:style-name="WWNum3">
        <text:list-item text:start-value="1">
          <text:p text:style-name="P10">Criar repositório Git</text:p>
        </text:list-item>
        <text:list-item>
          <text:p text:style-name="P10">Inicializar projeto Vite</text:p>
        </text:list-item>
        <text:list-item>
          <text:p text:style-name="P10">Configurar Tailwind CSS</text:p>
        </text:list-item>
        <text:list-item>
          <text:p text:style-name="P10">Configurar Firebase (Hosting, Functions, Firestore)</text:p>
        </text:list-item>
        <text:list-item>
          <text:p text:style-name="P10">Criar estrutura de pastas</text:p>
        </text:list-item>
        <text:list-item>
          <text:p text:style-name="P11">Configurar ESLint + Prettier</text:p>
        </text:list-item>
      </text:list>
      <text:p text:style-name="Standard"><text:span text:style-name="T3">Entregável: </text:span>Projeto rodando localmente (npm run dev)</text:p>
      <text:p text:style-name="P4"/>
      <text:h text:style-name="Heading_20_2" text:outline-level="2">FASE 2: Frontend - UI Estática (3 dias)</text:h>
      <text:list text:continue-numbering="true" text:style-name="WWNum3">
        <text:list-item>
          <text:p text:style-name="P10">Implementar Header + Subheader</text:p>
        </text:list-item>
        <text:list-item>
          <text:p text:style-name="P10">Criar componente SearchBar (sem lógica)</text:p>
        </text:list-item>
        <text:list-item>
          <text:p text:style-name="P10">Criar componente FilterPanel (sem lógica)</text:p>
        </text:list-item>
        <text:list-item>
          <text:p text:style-name="P10">Criar componente FilmeCard com dados mockados</text:p>
        </text:list-item>
        <text:list-item>
          <text:p text:style-name="P10">Implementar grid responsivo (1/2/3 colunas)</text:p>
        </text:list-item>
        <text:list-item>
          <text:p text:style-name="P10">Estilizar com Tailwind</text:p>
        </text:list-item>
        <text:list-item>
          <text:p text:style-name="P10">Adicionar animações CSS</text:p>
        </text:list-item>
        <text:list-item>
          <text:p text:style-name="P11">Testar responsividade (mobile/tablet/desktop)</text:p>
        </text:list-item>
      </text:list>
      <text:p text:style-name="Standard"><text:span text:style-name="T3">Entregável: </text:span>Landing page visual completa com dados fake</text:p>
      <text:p text:style-name="P4"/>
      <text:h text:style-name="Heading_20_2" text:outline-level="2">FASE 3: Firebase Setup (1 dia)</text:h>
      <text:list text:continue-numbering="true" text:style-name="WWNum3">
        <text:list-item>
          <text:p text:style-name="P10">Criar projeto no Firebase Console</text:p>
        </text:list-item>
        <text:list-item>
          <text:p text:style-name="P10">Configurar Firestore (modo produção)</text:p>
        </text:list-item>
        <text:list-item>
          <text:p text:style-name="P10">Criar coleção 'filmes' com documentos de teste</text:p>
        </text:list-item>
        <text:list-item>
          <text:p text:style-name="P10">Configurar regras de segurança</text:p>
        </text:list-item>
        <text:list-item>
          <text:p text:style-name="P11">Obter API key do TMDB</text:p>
        </text:list-item>
      </text:list>
      <text:p text:style-name="Standard"><text:span text:style-name="T3">Entregável: </text:span>Firebase configurado e acessível</text:p>
      <text:p text:style-name="P4"/>
      <text:h text:style-name="Heading_20_2" text:outline-level="2"><text:soft-page-break/>FASE 4: Integração Frontend ↔ Firebase (2 dias)</text:h>
      <text:list text:continue-numbering="true" text:style-name="WWNum3">
        <text:list-item>
          <text:p text:style-name="P10">Criar arquivo de configuração Firebase</text:p>
        </text:list-item>
        <text:list-item>
          <text:p text:style-name="P10">Implementar listener real-time no Firestore</text:p>
        </text:list-item>
        <text:list-item>
          <text:p text:style-name="P10">Substituir dados mockados por dados reais</text:p>
        </text:list-item>
        <text:list-item>
          <text:p text:style-name="P11">Implementar loading state e error handling</text:p>
        </text:list-item>
      </text:list>
      <text:p text:style-name="Standard"><text:span text:style-name="T3">Entregável: </text:span>App consumindo dados do Firestore em tempo real</text:p>
      <text:p text:style-name="P4"/>
      <text:h text:style-name="Heading_20_2" text:outline-level="2">FASE 5: Funcionalidades de Busca e Filtro (3 dias)</text:h>
      <text:list text:continue-numbering="true" text:style-name="WWNum3">
        <text:list-item>
          <text:p text:style-name="P10">Implementar lógica de busca (debounce, fuzzy match, autocomplete)</text:p>
        </text:list-item>
        <text:list-item>
          <text:p text:style-name="P10">Implementar lógica de filtros (multi-seleção, AND/OR logic)</text:p>
        </text:list-item>
        <text:list-item>
          <text:p text:style-name="P10">Implementar ordenação por próxima sessão</text:p>
        </text:list-item>
        <text:list-item>
          <text:p text:style-name="P11">Testar todas combinações de filtros</text:p>
        </text:list-item>
      </text:list>
      <text:p text:style-name="Standard"><text:span text:style-name="T3">Entregável: </text:span>Sistema de busca/filtro funcional</text:p>
      <text:p text:style-name="P4"/>
      <text:h text:style-name="Heading_20_2" text:outline-level="2">FASE 6: Backend - Scraping (4 dias)</text:h>
      <text:list text:continue-numbering="true" text:style-name="WWNum3">
        <text:list-item>
          <text:p text:style-name="P10">Analisar HTML do mostra.org</text:p>
        </text:list-item>
        <text:list-item>
          <text:p text:style-name="P10">Criar função de scraping com Puppeteer</text:p>
        </text:list-item>
        <text:list-item>
          <text:p text:style-name="P10">Implementar integração com TMDB API</text:p>
        </text:list-item>
        <text:list-item>
          <text:p text:style-name="P10">Implementar lógica de merge/update no Firestore</text:p>
        </text:list-item>
        <text:list-item>
          <text:p text:style-name="P11">Deploy das Cloud Functions</text:p>
        </text:list-item>
      </text:list>
      <text:p text:style-name="Standard"><text:span text:style-name="T3">Entregável: </text:span>Scraper funcional rodando no Firebase</text:p>
      <text:p text:style-name="P4"/>
      <text:h text:style-name="Heading_20_2" text:outline-level="2">FASE 7: Automação e Agendamento (1 dia)</text:h>
      <text:list text:continue-numbering="true" text:style-name="WWNum3">
        <text:list-item>
          <text:p text:style-name="P10">Configurar Cloud Scheduler (execução a cada 12h)</text:p>
        </text:list-item>
        <text:list-item>
          <text:p text:style-name="P11">Monitorar logs e configurar notificações</text:p>
        </text:list-item>
      </text:list>
      <text:p text:style-name="Standard"><text:span text:style-name="T3">Entregável: </text:span>Atualização automática funcionando</text:p>
      <text:p text:style-name="P4"/>
      <text:h text:style-name="Heading_20_2" text:outline-level="2">FASE 8: Polimento e Otimização (2 dias)</text:h>
      <text:list text:continue-numbering="true" text:style-name="WWNum3">
        <text:list-item>
          <text:p text:style-name="P10">Otimizar performance (lazy loading, minificação)</text:p>
        </text:list-item>
        <text:list-item>
          <text:p text:style-name="P10">Adicionar meta tags (SEO, Open Graph)</text:p>
        </text:list-item>
        <text:list-item>
          <text:p text:style-name="P10">Testar acessibilidade</text:p>
        </text:list-item>
        <text:list-item>
          <text:p text:style-name="P11">Criar README completo</text:p>
        </text:list-item>
      </text:list>
      <text:p text:style-name="Standard"><text:span text:style-name="T3">Entregável: </text:span>App polido e otimizado</text:p>
      <text:p text:style-name="P4"/>
      <text:h text:style-name="Heading_20_2" text:outline-level="2">FASE 9: Deploy e Lançamento (1 dia)</text:h>
      <text:list text:continue-numbering="true" text:style-name="WWNum3">
        <text:list-item>
          <text:p text:style-name="P10">Build de produção</text:p>
        </text:list-item>
        <text:list-item>
          <text:p text:style-name="P10">Deploy no Firebase Hosting</text:p>
        </text:list-item>
        <text:list-item>
          <text:p text:style-name="P11">Testar em produção</text:p>
        </text:list-item>
      </text:list>
      <text:p text:style-name="Standard"><text:span text:style-name="T3">Entregável: </text:span><text:span text:style-name="T5">App live em produção! 🎉</text:span></text:p>
      <text:p text:style-name="P4"/>
      <text:h text:style-name="Heading_20_1" text:outline-level="1"><text:soft-page-break/>6. CUSTOS E ESCALABILIDADE</text:h>
      <text:h text:style-name="Heading_20_2" text:outline-level="2">6.1 Firebase Free Tier</text:h>
      <text:p text:style-name="P8"><text:span text:style-name="T3">Limites gratuitos:</text:span></text:p>
      <text:list text:continue-list="list151717905938530" text:style-name="WWNum2">
        <text:list-item>
          <text:p text:style-name="P5">Firestore: 1GB storage, 50k reads/day, 20k writes/day</text:p>
        </text:list-item>
        <text:list-item>
          <text:p text:style-name="P5">Cloud Functions: 2M invocações/mês, 400k GB-s compute</text:p>
        </text:list-item>
        <text:list-item>
          <text:p text:style-name="P6">Hosting: 10GB transferência/mês</text:p>
        </text:list-item>
      </text:list>
      <text:p text:style-name="P8"><text:span text:style-name="T3">Uso estimado do projeto:</text:span></text:p>
      <text:list text:continue-numbering="true" text:style-name="WWNum2">
        <text:list-item>
          <text:p text:style-name="P5">~100 filmes x 2KB = 200KB storage</text:p>
        </text:list-item>
        <text:list-item>
          <text:p text:style-name="P5">~500 reads/day (bem abaixo do limite)</text:p>
        </text:list-item>
        <text:list-item>
          <text:p text:style-name="P6">Scraper: 2 invocações/dia</text:p>
        </text:list-item>
      </text:list>
      <text:p text:style-name="P4"><text:span text:style-name="T3">Conclusão: </text:span><text:span text:style-name="T5">100% gratuito</text:span>, com margem gigante para crescimento.</text:p>
      <text:h text:style-name="Heading_20_1" text:outline-level="1">7. COMANDOS RÁPIDOS</text:h>
      <text:h text:style-name="Heading_20_3" text:outline-level="3">Desenvolvimento:</text:h>
      <text:p text:style-name="Code_20_Block">npm run dev <text:s text:c="13"/># Inicia dev server</text:p>
      <text:p text:style-name="P12">npm run build <text:s text:c="11"/># Build de produção</text:p>
      <text:h text:style-name="Heading_20_3" text:outline-level="3">Firebase:</text:h>
      <text:p text:style-name="Code_20_Block">firebase login <text:s text:c="10"/># Autenticar</text:p>
      <text:p text:style-name="Code_20_Block">firebase init <text:s text:c="11"/># Inicializar projeto</text:p>
      <text:p text:style-name="Code_20_Block">firebase deploy <text:s text:c="9"/># Deploy completo</text:p>
      <text:p text:style-name="P12">firebase functions:log <text:s text:c="2"/># Ver logs</text:p>
      <text:h text:style-name="Heading_20_3" text:outline-level="3">Git:</text:h>
      <text:p text:style-name="Code_20_Block">git add .</text:p>
      <text:p text:style-name="Code_20_Block">git commit -m "feat: adiciona busca"</text:p>
      <text:p text:style-name="P9">git push origin main</text:p>
      <text:h text:style-name="Heading_20_1" text:outline-level="1">8. MELHORIAS FUTURAS (V2)</text:h>
      <text:list text:continue-numbering="true" text:style-name="WWNum2">
        <text:list-item>
          <text:p text:style-name="P5"><text:span text:style-name="T3">Autenticação: </text:span>Login para salvar filmes favoritos</text:p>
        </text:list-item>
        <text:list-item>
          <text:p text:style-name="P5"><text:span text:style-name="T3">Notificações: </text:span>Push notifications para novos filmes</text:p>
        </text:list-item>
        <text:list-item>
          <text:p text:style-name="P5"><text:span text:style-name="T3">Mapa: </text:span>Google Maps para localizar salas</text:p>
        </text:list-item>
        <text:list-item>
          <text:p text:style-name="P5"><text:span text:style-name="T3">Calendário: </text:span>Adicionar sessão ao Google Calendar</text:p>
        </text:list-item>
        <text:list-item>
          <text:p text:style-name="P5"><text:span text:style-name="T3">Trailers: </text:span>Embed de trailers do YouTube</text:p>
        </text:list-item>
        <text:list-item>
          <text:p text:style-name="P7"><text:span text:style-name="T3">Pôsteres: </text:span>Imagens dos filmes (via TMDB)</text:p>
        </text:list-item>
      </text:list>
      <text:h text:style-name="Heading_20_1" text:outline-level="1">9. RECURSOS E LINKS ÚTEIS</text:h>
      <text:h text:style-name="Heading_20_3" text:outline-level="3">Documentação:</text:h>
      <text:list text:continue-numbering="true" text:style-name="WWNum2">
        <text:list-item>
          <text:p text:style-name="P5">Vite: https://vitejs.dev/</text:p>
        </text:list-item>
        <text:list-item>
          <text:p text:style-name="P5">Tailwind CSS: https://tailwindcss.com/</text:p>
        </text:list-item>
        <text:list-item>
          <text:p text:style-name="P5">Firebase: https://firebase.google.com/docs</text:p>
        </text:list-item>
        <text:list-item>
          <text:p text:style-name="P5">TMDB API: https://developers.themoviedb.org/3</text:p>
        </text:list-item>
        <text:list-item>
          <text:p text:style-name="P7">Puppeteer: https://pptr.dev/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EB Garamond" svg:font-family="'EB Garamond'" style:font-adornments="Bold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pt" fo:country="B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pt" fo:country="B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class="chapter">
      <style:paragraph-properties fo:margin-top="0.423cm" fo:margin-bottom="0.423cm" style:contextual-spacing="false" fo:text-align="center" style:justify-single-word="false"/>
      <style:text-properties fo:color="#1e3a8a" loext:opacity="100%" style:font-name="EB Garamond" fo:font-family="'EB Garamond'" style:font-style-name="Bold" style:font-pitch="variable" fo:font-size="28pt" fo:font-weight="bold" style:font-name-asian="Arial2" style:font-family-asian="Arial" style:font-family-generic-asian="system" style:font-pitch-asian="variable" style:font-size-asian="28pt" style:font-weight-asian="bold" style:font-name-complex="Arial2" style:font-family-complex="Arial" style:font-family-generic-complex="system" style:font-pitch-complex="variable" style:font-size-complex="28pt" style:font-weight-complex="bold"/>
    </style:style>
    <style:style style:name="Heading_20_1" style:display-name="Heading 1" style:family="paragraph" style:parent-style-name="Heading" style:default-outline-level="1" style:list-style-name="" style:class="chapter">
      <style:paragraph-properties fo:margin-top="0.635cm" fo:margin-bottom="0.318cm" style:contextual-spacing="false"/>
      <style:text-properties fo:color="#1e40af" loext:opacity="100%" style:font-name="Arial1" fo:font-family="Arial" style:font-family-generic="swiss" style:font-pitch="variable" fo:font-size="14pt" fo:font-weight="bold" style:font-name-asian="Arial2" style:font-family-asian="Arial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chapter">
      <style:paragraph-properties fo:margin-top="0.494cm" fo:margin-bottom="0.247cm" style:contextual-spacing="false"/>
      <style:text-properties fo:color="#2563eb" loext:opacity="100%" style:font-name="Arial1" fo:font-family="Arial" style:font-family-generic="swiss" style:font-pitch="variable" fo:font-size="12pt" fo:font-weight="bold" style:font-name-asian="Arial2" style:font-family-asian="Arial" style:font-family-generic-asian="system" style:font-pitch-asian="variable" style:font-size-asian="15pt" style:font-weight-asian="bold" style:font-name-complex="Arial2" style:font-family-complex="Arial" style:font-family-generic-complex="system" style:font-pitch-complex="variable" style:font-size-complex="15pt" style:font-weight-complex="bold"/>
    </style:style>
    <style:style style:name="Heading_20_3" style:display-name="Heading 3" style:family="paragraph" style:parent-style-name="Heading" style:default-outline-level="3" style:list-style-name="" style:class="chapter">
      <style:paragraph-properties fo:margin-top="0.353cm" fo:margin-bottom="0.176cm" style:contextual-spacing="false"/>
      <style:text-properties fo:color="#3b82f6" loext:opacity="100%" style:font-name="Arial1" fo:font-family="Arial" style:font-family-generic="swiss" style:font-pitch="variable" fo:font-size="12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Heading" style:class="chapter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chapter">
      <style:text-properties fo:color="#2e74b5" loext:opacity="100%"/>
    </style:style>
    <style:style style:name="Heading_20_6" style:display-name="Heading 6" style:family="paragraph" style:parent-style-name="Heading" style:class="chapter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Code_20_Block" style:display-name="Code Block" style:family="paragraph">
      <loext:graphic-properties draw:fill="solid" draw:fill-color="#f1f5f9"/>
      <style:paragraph-properties fo:margin-top="0.176cm" fo:margin-bottom="0.176cm" style:contextual-spacing="false" fo:background-color="#f1f5f9"/>
      <style:text-properties fo:color="#334155" loext:opacity="100%"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-named</meta:initial-creator>
    <meta:editing-cycles>2</meta:editing-cycles>
    <meta:creation-date>2025-10-14T17:32:22.495000000</meta:creation-date>
    <dc:date>2025-10-14T15:17:17.250231042</dc:date>
    <meta:editing-duration>PT5M59S</meta:editing-duration>
    <meta:document-statistic meta:table-count="2" meta:image-count="0" meta:object-count="0" meta:page-count="5" meta:paragraph-count="184" meta:word-count="910" meta:character-count="6002" meta:non-whitespace-character-count="5282"/>
    <meta:generator>LibreOffice/25.2.6.2$Linux_X86_64 LibreOffice_project/520$Build-2</meta:generator>
  </office:meta>
</office:document-meta>
</file>